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08CCDBCDBD.png" manifest:media-type="image/png"/>
  <manifest:file-entry manifest:full-path="Pictures/1000000100000780000004085F1C9DF3.png" manifest:media-type="image/png"/>
  <manifest:file-entry manifest:full-path="Pictures/100000010000078000000408DC395833.png" manifest:media-type="image/png"/>
  <manifest:file-entry manifest:full-path="Pictures/100000010000078000000408873E8739.png" manifest:media-type="image/png"/>
  <manifest:file-entry manifest:full-path="Pictures/100000010000078000000408AE41504F.png" manifest:media-type="image/png"/>
  <manifest:file-entry manifest:full-path="Pictures/1000000100000780000004089493FC47.png" manifest:media-type="image/png"/>
  <manifest:file-entry manifest:full-path="Pictures/1000000100000780000004088CB2CC40.png" manifest:media-type="image/png"/>
  <manifest:file-entry manifest:full-path="Pictures/10000001000007800000040888E91CF3.png" manifest:media-type="image/png"/>
  <manifest:file-entry manifest:full-path="Pictures/1000000100000780000004088F3117A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2"/></text:p>
      <text:p text:style-name="Standard"/>
      <text:p text:style-name="Standard"/>
      <text:p text:style-name="Standard"/>
      <text:p text:style-name="Standard"><draw:frame draw:style-name="fr1" draw:name="Изображение1" text:anchor-type="char" svg:x="0.169cm" svg:y="0.12cm" svg:width="17cm" svg:height="9.137cm" draw:z-index="0"><draw:image xlink:href="Pictures/1000000100000780000004085F1C9DF3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Изображение2" text:anchor-type="char" svg:x="0.097cm" svg:y="0.146cm" svg:width="17cm" svg:height="9.137cm" draw:z-index="1"><draw:image xlink:href="Pictures/100000010000078000000408AE41504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17"/></text:p>
      <text:p text:style-name="Standard"/>
      <text:p text:style-name="Standard"><draw:frame draw:style-name="fr1" draw:name="Изображение3" text:anchor-type="char" svg:x="0.023cm" svg:y="0.469cm" svg:width="17cm" svg:height="9.137cm" draw:z-index="2"><draw:image xlink:href="Pictures/1000000100000780000004088CB2CC40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Изображение4" text:anchor-type="char" svg:x="-0.074cm" svg:y="0.076cm" svg:width="17cm" svg:height="9.137cm" draw:z-index="3"><draw:image xlink:href="Pictures/1000000100000780000004089493FC4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Изображение5" text:anchor-type="char" svg:x="-0.12cm" svg:y="0.21cm" svg:width="17cm" svg:height="9.137cm" draw:z-index="4"><draw:image xlink:href="Pictures/100000010000078000000408873E8739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Изображение6" text:anchor-type="char" svg:x="-0.12cm" svg:y="0.649cm" svg:width="17cm" svg:height="9.137cm" draw:z-index="5"><draw:image xlink:href="Pictures/10000001000007800000040888E91CF3.png" xlink:type="simple" xlink:show="embed" xlink:actuate="onLoad" draw:mime-type="image/png"/></draw:frame><text:s text:c="2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Изображение7" text:anchor-type="char" svg:x="-0.145cm" svg:y="0.145cm" svg:width="17cm" svg:height="9.137cm" draw:z-index="6"><draw:image xlink:href="Pictures/100000010000078000000408CCDBCDBD.png" xlink:type="simple" xlink:show="embed" xlink:actuate="onLoad" draw:mime-type="image/png"/></draw:frame><draw:frame draw:style-name="fr1" draw:name="Изображение8" text:anchor-type="char" svg:x="-0.122cm" svg:y="11.495cm" svg:width="17cm" svg:height="9.137cm" draw:z-index="7"><draw:image xlink:href="Pictures/100000010000078000000408DC395833.png" xlink:type="simple" xlink:show="embed" xlink:actuate="onLoad" draw:mime-type="image/png"/></draw:frame><text:s text:c="1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Изображение9" text:anchor-type="char" svg:x="-0.025cm" svg:y="0.841cm" svg:width="17cm" svg:height="9.137cm" draw:z-index="8"><draw:image xlink:href="Pictures/1000000100000780000004088F3117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9T04:46:47.428000000</meta:creation-date>
    <dc:date>2024-06-29T05:28:49.657000000</dc:date>
    <meta:editing-duration>PT4M34S</meta:editing-duration>
    <meta:editing-cycles>5</meta:editing-cycles>
    <meta:generator>LibreOffice/24.2.1.2$Windows_X86_64 LibreOffice_project/db4def46b0453cc22e2d0305797cf981b68ef5ac</meta:generator>
    <meta:document-statistic meta:table-count="0" meta:image-count="9" meta:object-count="0" meta:page-count="5" meta:paragraph-count="4" meta:word-count="0" meta:character-count="72" meta:non-whitespace-character-count="0"/>
  </office:meta>
</office:document-meta>
</file>